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LM Roman Caps 10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2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217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13" office:value-type="string" calcext:value-type="string">
            <text:p>Lettre</text:p>
          </table:table-cell>
          <table:table-cell table:style-name="ce13" office:value-type="string" calcext:value-type="string">
            <text:p>M/B</text:p>
          </table:table-cell>
          <table:table-cell table:style-name="ce16" office:value-type="string" calcext:value-type="string">
            <text:p>Note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5" table:number-columns-repeated="4"/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Antigny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]&amp;1)) +2*[.C3]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Ayari 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4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adré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5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erthelot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6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izid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7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escon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8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Bruno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9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astet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10]&amp;1))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Cazères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1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Chappaz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6" table:formula="of:=22.5-5*COLUMN(INDIRECT([.B12]&amp;1))" office:value-type="float" office:value="17.5" calcext:value-type="float">
            <text:p>1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roi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3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Dubois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4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abriel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5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oujo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6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Guéla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7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Kadiri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8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arroque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19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Lemaitre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0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Loustalot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21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Marou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2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orla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3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Mukoko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4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Ollé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5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peycheran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26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oubiou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27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Ruelland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8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int-Paul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29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auriac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6" table:formula="of:=22.5-5*COLUMN(INDIRECT([.B30]&amp;1))" office:value-type="float" office:value="7.5" calcext:value-type="float">
            <text:p>7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chmit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1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7" office:value-type="string" calcext:value-type="string">
            <text:p>Schorsch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2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Serra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3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Vassal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4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>
          <table:table-cell table:style-name="ce6" office:value-type="string" calcext:value-type="string">
            <text:p>Zoui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style-name="ce16" table:formula="of:=22.5-5*COLUMN(INDIRECT([.B35]&amp;1))" office:value-type="float" office:value="12.5" calcext:value-type="float">
            <text:p>12.5</text:p>
          </table:table-cell>
          <table:table-cell table:style-name="ce12" table:number-columns-repeated="25"/>
          <table:table-cell table:style-name="ce1" table:number-columns-repeated="192"/>
        </table:table-row>
        <table:table-row table:style-name="ro1" table:number-rows-repeated="24">
          <table:table-cell table:style-name="ce12" table:number-columns-repeated="29"/>
          <table:table-cell table:style-name="ce1" table:number-columns-repeated="192"/>
        </table:table-row>
        <table:table-row table:style-name="ro1" table:number-rows-repeated="39">
          <table:table-cell table:style-name="ce1"/>
          <table:table-cell table:style-name="ce12" table:number-columns-repeated="3"/>
          <table:table-cell table:style-name="ce1" table:number-columns-repeated="9"/>
          <table:table-cell table:style-name="ce12" table:number-columns-repeated="16"/>
          <table:table-cell table:style-name="ce1" table:number-columns-repeated="192"/>
        </table:table-row>
        <table:table-row table:style-name="ro1" table:number-rows-repeated="65417">
          <table:table-cell table:style-name="ce1"/>
          <table:table-cell table:style-name="ce12" table:number-columns-repeated="3"/>
          <table:table-cell table:style-name="ce1" table:number-columns-repeated="217"/>
        </table:table-row>
        <table:table-row table:style-name="ro1" table:number-rows-repeated="5">
          <table:table-cell/>
          <table:table-cell table:style-name="ce12" table:number-columns-repeated="3"/>
          <table:table-cell/>
          <table:table-cell table:style-name="ce1" table:number-columns-repeated="216"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17"/>
        </table:table-row>
        <table:table-row table:style-name="ro1" table:number-rows-repeated="983053">
          <table:table-cell table:number-columns-repeated="221"/>
        </table:table-row>
        <table:table-row table:style-name="ro1">
          <table:table-cell table:number-columns-repeated="221"/>
        </table:table-row>
      </table:table>
      <table:table table:name="Histogramme (1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3:$Feuille1.$B$23]&lt;=[.A3];0;1)*IF([$Feuille1.$B$3:$Feuille1.$B$23]&gt;[.B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3:$Feuille1.$B$23]&lt;=[.A4];0;1)*IF([$Feuille1.$B$3:$Feuille1.$B$23]&gt;[.B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3:$Feuille1.$B$23]&lt;=[.A5];0;1)*IF([$Feuille1.$B$3:$Feuille1.$B$23]&gt;[.B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3:$Feuille1.$B$23]&lt;=[.A6];0;1)*IF([$Feuille1.$B$3:$Feuille1.$B$23]&gt;[.B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3:$Feuille1.$B$23]&lt;=[.A7];0;1)*IF([$Feuille1.$B$3:$Feuille1.$B$23]&gt;[.B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3:$Feuille1.$B$23]&lt;=[.A8];0;1)*IF([$Feuille1.$B$3:$Feuille1.$B$23]&gt;[.B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3:$Feuille1.$B$23]&lt;=[.A9];0;1)*IF([$Feuille1.$B$3:$Feuille1.$B$23]&gt;[.B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3:$Feuille1.$B$23]&lt;=[.A10];0;1)*IF([$Feuille1.$B$3:$Feuille1.$B$23]&gt;[.B1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3:$Feuille1.$B$23]&lt;=[.A11];0;1)*IF([$Feuille1.$B$3:$Feuille1.$B$23]&gt;[.B1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3:$Feuille1.$B$23]&lt;=[.A12];0;1)*IF([$Feuille1.$B$3:$Feuille1.$B$23]&gt;[.B1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3:$Feuille1.$B$23]&lt;=[.A13];0;1)*IF([$Feuille1.$B$3:$Feuille1.$B$23]&gt;[.B13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3:$Feuille1.$B$23]&lt;=[.A14];0;1)*IF([$Feuille1.$B$3:$Feuille1.$B$23]&gt;[.B14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3:$Feuille1.$B$23]&lt;=[.A15];0;1)*IF([$Feuille1.$B$3:$Feuille1.$B$23]&gt;[.B15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3:$Feuille1.$B$23]&lt;=[.A16];0;1)*IF([$Feuille1.$B$3:$Feuille1.$B$23]&gt;[.B16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3:$Feuille1.$B$23]&lt;=[.A17];0;1)*IF([$Feuille1.$B$3:$Feuille1.$B$23]&gt;[.B17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3:$Feuille1.$B$23]&lt;=[.A18];0;1)*IF([$Feuille1.$B$3:$Feuille1.$B$23]&gt;[.B18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3:$Feuille1.$B$23]&lt;=[.A19];0;1)*IF([$Feuille1.$B$3:$Feuille1.$B$23]&gt;[.B19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3:$Feuille1.$B$23]&lt;=[.A20];0;1)*IF([$Feuille1.$B$3:$Feuille1.$B$23]&gt;[.B20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3:$Feuille1.$B$23]&lt;=[.A21];0;1)*IF([$Feuille1.$B$3:$Feuille1.$B$23]&gt;[.B21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3:$Feuille1.$B$23]&lt;=[.A22];0;1)*IF([$Feuille1.$B$3:$Feuille1.$B$23]&gt;[.B22];0;1)*IF(ISNUMBER([$Feuille1.$B$3:$Feuille1.$B$23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0:08:22.628684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7T10:08:34.957753675</dc:date>
    <meta:editing-duration>PT20H2M54S</meta:editing-duration>
    <meta:editing-cycles>350</meta:editing-cycles>
    <meta:generator>LibreOffice/6.4.7.2$Linux_X86_64 LibreOffice_project/40$Build-2</meta:generator>
    <meta:document-statistic meta:table-count="2" meta:cell-count="185" meta:object-count="0"/>
  </office:meta>
</office:document-meta>
</file>